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office:automatic-styles>
  <office:body>
    <office:text>
      <text:p text:style-name="P1"><text:span text:style-name="T1">ALIGNMENT</text:span></text:p>
      <text:p text:style-name="P2"><text:span text:style-name="T2"/></text:p>
      <text:p text:style-name="P2"><text:span text:style-name="T3">WHAT IS IT?</text:span></text:p>
      <text:p text:style-name="P2"><text:span text:style-name="T4">Memory is organized in cells:</text:span></text:p>
      <text:p text:style-name="P3"><draw:frame text:anchor-type="as-char" svg:width="45.09mm" svg:height="16.09mm" style:rel-width="scale" style:rel-height="scale"><draw:object-ole xlink:href="OleObj1"/><draw:image xlink:href="ObjectReplacements/OleObj1"/></draw:frame><text:span text:style-name="T5"/></text:p>
      <text:p text:style-name="P4"><text:span text:style-name="T6">Each cell has a certain amount of bits it can store. When you define a variable one or more cells are used by the program:</text:span></text:p>
      <text:p text:style-name="P5"><draw:frame text:anchor-type="as-char" svg:width="81.49mm" svg:height="11.64mm" style:rel-width="scale" style:rel-height="scale"><draw:object-ole xlink:href="OleObj2"/><draw:image xlink:href="ObjectReplacements/OleObj2"/></draw:frame><text:span text:style-name="T7"/></text:p>
      <text:p text:style-name="P6"><text:span text:style-name="T8">When the CPU operates on that varaible it needs to move it into its register. </text:span></text:p>
      <text:p text:style-name="P6"><text:span text:style-name="T8">A CPU can use a CLOCK to read a WORD from the memory.</text:span></text:p>
      <text:p text:style-name="P6"><text:span text:style-name="T8">The problem arises when we have a variable that is (because of some offset) stored in two variables:</text:span></text:p>
      <text:p text:style-name="P6"><text:span text:style-name="T8">(assuming word = 16 bits)</text:span></text:p>
      <text:p text:style-name="P7"><draw:frame text:anchor-type="as-char" svg:width="79.80mm" svg:height="22.01mm" style:rel-width="scale" style:rel-height="scale"><draw:object-ole xlink:href="OleObj3"/><draw:image xlink:href="ObjectReplacements/OleObj3"/></draw:frame><text:span text:style-name="T9"/></text:p>
      <text:p text:style-name="P8"><text:span text:style-name="T10">That means that x occupies half of the first cell, and y occupies the remaining of the first cell AND half of the second cell. </text:span></text:p>
      <text:p text:style-name="P8"><text:span text:style-name="T10">Let's say we wanted to read y. The CPU would need 2 clocks to access the data because it will use one clock to find the data in 0x00 and another clock for the data in 0x01.</text:span></text:p>
      <text:p text:style-name="P8"><text:span text:style-name="T10">However, we can align y and use padding to shift it all to the second cell:</text:span></text:p>
      <text:p text:style-name="P9"><draw:frame text:anchor-type="as-char" svg:width="77.47mm" svg:height="21.38mm" style:rel-width="scale" style:rel-height="scale"><draw:object-ole xlink:href="OleObj4"/><draw:image xlink:href="ObjectReplacements/OleObj4"/></draw:frame><text:span text:style-name="T11"/></text:p>
      <text:p text:style-name="P10"><text:span text:style-name="T12">Luckily for us, this is done automatically by the compiler to avoid misalignment. </text:span></text:p>
      <text:p text:style-name="P10"><text:span text:style-name="T12">This will also introduce an alignment requirement to every structure, which is that of the largest member of the struct. </text:span></text:p>
      <text:p text:style-name="P11"><draw:frame text:anchor-type="as-char" svg:width="53.34mm" svg:height="31.12mm" style:rel-width="scale" style:rel-height="scale"><draw:object-ole xlink:href="OleObj5"/><draw:image xlink:href="ObjectReplacements/OleObj5"/></draw:frame><text:span text:style-name="T13"/></text:p>
      <text:p text:style-name="P12"><text:span text:style-name="T14">However, the automatic padding brings us to a new issue. </text:span></text:p>
      <text:p text:style-name="P12"><text:span text:style-name="T14">Let's say we have the following struct:</text:span></text:p>
      <text:p text:style-name="P13"><draw:frame text:anchor-type="as-char" svg:width="28.79mm" svg:height="37.04mm" style:rel-width="scale" style:rel-height="scale"><draw:object-ole xlink:href="OleObj6"/><draw:image xlink:href="ObjectReplacements/OleObj6"/></draw:frame><text:span text:style-name="T15"/></text:p>
      <text:p text:style-name="P14"><text:span text:style-name="T16">In theory, the size of this struct should be 7. However, when we use sizeof(X) we discover it is 12<text:s text:c="3"/>(~42% increase!). This is because of the alignment requirement.</text:span></text:p>
      <text:p text:style-name="P14"><text:span text:style-name="T16">Because our alignment requirement is 4, our struct actually looks like this:</text:span></text:p>
      <text:p text:style-name="P15"><draw:frame text:anchor-type="as-char" svg:width="49.32mm" svg:height="47.41mm" style:rel-width="scale" style:rel-height="scale"><draw:object-ole xlink:href="OleObj7"/><draw:image xlink:href="ObjectReplacements/OleObj7"/></draw:frame><text:span text:style-name="T17"/></text:p>
      <text:p text:style-name="P16"><text:span text:style-name="T18">This leads to a lot of wasted space. However, if we reoganize our struct to be like this:</text:span></text:p>
      <text:p text:style-name="P17"><draw:frame text:anchor-type="as-char" svg:width="53.98mm" svg:height="43.39mm" style:rel-width="scale" style:rel-height="scale"><draw:object-ole xlink:href="OleObj8"/><draw:image xlink:href="ObjectReplacements/OleObj8"/></draw:frame><text:span text:style-name="T19"/></text:p>
      <text:p text:style-name="P18"><text:span text:style-name="T20">Here we have taken into account the alignment requirement and minimized the amount of padding </text:span></text:p>
      <text:p text:style-name="P18"><text:span text:style-name="T20">the compiler creates for us.</text:span></text:p>
      <text:p text:style-name="P18"><text:span text:style-name="T20">Expected size: 7</text:span></text:p>
      <text:p text:style-name="P18"><text:span text:style-name="T20">Padded size: 8</text:span></text:p>
      <text:p text:style-name="P18"><text:span text:style-name="T21"/></text:p>
      <text:p text:style-name="P18"><text:span text:style-name="T22">In the last two examples we can see that the compiler adds padding at the end of the struct, seemingly unnecessarily. However, lets say that we have an array of our structs:</text:span></text:p>
      <text:p text:style-name="P19"><draw:frame text:anchor-type="as-char" svg:width="17.57mm" svg:height="8.04mm" style:rel-width="scale" style:rel-height="scale"><draw:object-ole xlink:href="OleObj9"/><draw:image xlink:href="ObjectReplacements/OleObj9"/></draw:frame><text:span text:style-name="T23"/></text:p>
      <text:p text:style-name="P20"><text:span text:style-name="T24">Assuming the base address of x is 0x00. If X occupies 7 bytes, the second array element will be at 0x00 + 0x07 = 0x07. Meaning that the int variable of our struct will be at 0x07, which is not a multiple of 4 and therefore conflicts with the alignment requirements of int. Leading to the issue we discussed at the beginning.</text:span></text:p>
      <text:p text:style-name="P20"><text:span text:style-name="T24">The best way to avoid padding is to put the variables in a struct in decreasing size.</text:span></text:p>
      <text:p text:style-name="P20"><text:span text:style-name="T25"/></text:p>
      <text:p text:style-name="P20"><text:span text:style-name="T26">NOTES:</text:span></text:p>
      <text:p text:style-name="P20"><text:span text:style-name="T26">std::alignment_of&lt;T&gt;<text:s/></text:span><text:span text:style-name="T27">can be used to get the alignment requirement of the type.</text:span></text:p>
      <text:p text:style-name="P20"><text:span text:style-name="T28"/></text:p>
      <text:p text:style-name="P20"><text:span text:style-name="T29">std::alignas<text:s/></text:span><text:span text:style-name="T30">can be used to set the alignment of a variable.</text:span></text:p>
      <text:p text:style-name="P21"><draw:frame text:anchor-type="as-char" svg:width="125.73mm" svg:height="31.54mm" style:rel-width="scale" style:rel-height="scale"><draw:object-ole xlink:href="OleObj10"/><draw:image xlink:href="ObjectReplacements/OleObj10"/></draw:frame><text:span text:style-name="T31"/></text:p>
      <text:p text:style-name="P22"><text:span text:style-name="T32">Uses of alignas:<text:s/></text:span><text:a xlink:href="https://stackoverflow.com/questions/45478824/c-alignment-when-to-use-alignas#:~:text=Use 1 - Avoiding unnecessary invalidation,cache line of another core"><text:span text:style-name="T34">https://stackoverflow.com/questions/45478824/c-alignment-when-to-use-alignas#:~:text=Use%201%20%2D%20Avoiding%20unnecessary%20invalidation,cache%20line%20of%20another%20core</text:span></text:a><text:span text:style-name="T35">.</text:span></text:p>
      <text:p text:style-name="P22"><text:span text:style-name="T36"/></text:p>
      <text:p text:style-name="P22"><text:span text:style-name="T37">std::align</text:span></text:p>
      <text:p text:style-name="P22"><text:span text:style-name="T38">Given a pointer to a buffer of a certain size, returns a pointer aligned by the specified alignment for a size equal to the number of bytes and decreases the space argument by the number of bytes used for alignment. The first aligned address is returned. The function modifies the pointer only if it would be possible to fit the wanted number of bytes aligned by the given alignment into the buffer. If the buffer is too small, the function does nothing and returns nullptr.</text:span></text:p>
      <text:p text:style-name="P22"><text:span text:style-name="T39">Extremely useful for memory manager (!!!)</text:span></text:p>
      <text:p text:style-name="P22"><text:span text:style-name="T40"/></text:p>
      <text:p text:style-name="P22"><text:span text:style-name="T41">BIT FIELDS</text:span></text:p>
      <text:p text:style-name="P23"><draw:frame text:anchor-type="as-char" svg:width="68.58mm" svg:height="32.17mm" style:rel-width="scale" style:rel-height="scale"><draw:object-ole xlink:href="OleObj11"/><draw:image xlink:href="ObjectReplacements/OleObj11"/></draw:frame><text:span text:style-name="T42"/></text:p>
      <text:p text:style-name="P23"><draw:frame text:anchor-type="as-char" svg:width="65.19mm" svg:height="17.15mm" style:rel-width="scale" style:rel-height="scale"><draw:object-ole xlink:href="OleObj12"/><draw:image xlink:href="ObjectReplacements/OleObj12"/></draw:frame><text:span text:style-name="T42"/></text:p>
      <text:p text:style-name="P23"><draw:frame text:anchor-type="as-char" svg:width="84.67mm" svg:height="51.65mm" style:rel-width="scale" style:rel-height="scale"><draw:object-ole xlink:href="OleObj13"/><draw:image xlink:href="ObjectReplacements/OleObj13"/></draw:frame><text:span text:style-name="T42"/></text:p>
      <text:p text:style-name="P23"><draw:frame text:anchor-type="as-char" svg:width="110.28mm" svg:height="72.81mm" style:rel-width="scale" style:rel-height="scale"><draw:object-ole xlink:href="OleObj14"/><draw:image xlink:href="ObjectReplacements/OleObj14"/></draw:frame><text:span text:style-name="T42"/></text:p>
      <text:p text:style-name="P24"><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